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f0d0c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fc22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f0d0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fc22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0f0d0c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0fc22a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2pt" fo:font-weight="normal" officeooo:rsid="000984e8" officeooo:paragraph-rsid="000f0d0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2pt" fo:font-weight="normal" officeooo:rsid="00050031" officeooo:paragraph-rsid="000f0d0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2pt" fo:font-weight="normal" officeooo:rsid="00050031" officeooo:paragraph-rsid="000fc22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32pt" officeooo:rsid="000984e8" officeooo:paragraph-rsid="000f0d0c" style:font-size-asian="32pt" style:font-size-complex="32pt"/>
    </style:style>
    <style:style style:name="P11" style:family="paragraph" style:parent-style-name="Standard">
      <style:paragraph-properties fo:text-align="center" style:justify-single-word="false"/>
      <style:text-properties officeooo:paragraph-rsid="000f0d0c"/>
    </style:style>
    <style:style style:name="P12" style:family="paragraph" style:parent-style-name="Standard">
      <style:paragraph-properties fo:text-align="start" style:justify-single-word="false"/>
      <style:text-properties officeooo:paragraph-rsid="000f0d0c"/>
    </style:style>
    <style:style style:name="P13" style:family="paragraph" style:parent-style-name="Standard">
      <style:paragraph-properties fo:text-align="start" style:justify-single-word="false"/>
      <style:text-properties officeooo:paragraph-rsid="000fc22a"/>
    </style:style>
    <style:style style:name="P14" style:family="paragraph" style:parent-style-name="Standard">
      <style:paragraph-properties fo:text-align="start" style:justify-single-word="false" fo:break-before="page"/>
      <style:text-properties style:font-name="DejaVu Sans" fo:font-size="12pt" fo:font-weight="bold" officeooo:rsid="000984e8" officeooo:paragraph-rsid="000f0d0c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DejaVu Sans" fo:font-size="32pt" officeooo:rsid="000984e8" officeooo:paragraph-rsid="000f0d0c" style:font-size-asian="32pt" style:font-size-complex="32pt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f0d0c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fc22a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f0d0c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fc22a"/>
    </style:style>
    <style:style style:name="P20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0f0d0c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f0d0c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fc22a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1263cb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128b02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1263cb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128b02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1263cb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128b02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DejaVu Sans" fo:font-size="12pt" fo:font-weight="normal" officeooo:rsid="00050031" officeooo:paragraph-rsid="001263c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ans" fo:font-size="12pt" fo:font-weight="normal" officeooo:rsid="00050031" officeooo:paragraph-rsid="00128b0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1263cb"/>
    </style:style>
    <style:style style:name="P32" style:family="paragraph" style:parent-style-name="Standard">
      <style:paragraph-properties fo:text-align="start" style:justify-single-word="false"/>
      <style:text-properties officeooo:paragraph-rsid="00128b02"/>
    </style:style>
    <style:style style:name="P33" style:family="paragraph" style:parent-style-name="Standard">
      <style:paragraph-properties fo:text-align="start" style:justify-single-word="false"/>
      <style:text-properties officeooo:paragraph-rsid="000f0d0c"/>
    </style:style>
    <style:style style:name="P34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DejaVu Sans" fo:font-size="12pt" fo:font-weight="normal" officeooo:rsid="00050031" officeooo:paragraph-rsid="000f0d0c" style:font-size-asian="10.5pt" style:font-weight-asian="normal" style:font-size-complex="12pt" style:font-weight-complex="normal"/>
    </style:style>
    <style:style style:name="P35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DejaVu Sans" fo:font-size="12pt" fo:font-weight="normal" officeooo:rsid="00050031" officeooo:paragraph-rsid="000fc22a" style:font-size-asian="10.5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263cb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28b02"/>
    </style:style>
    <style:style style:name="P3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1263cb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1263cb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1263cb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1263cb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1263cb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128b02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128b02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128b02"/>
    </style:style>
    <style:style style:name="P46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DejaVu Sans" fo:font-size="12pt" fo:font-weight="normal" officeooo:rsid="00050031" officeooo:paragraph-rsid="00128b02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 fo:break-before="page"/>
      <style:text-properties style:font-name="DejaVu Sans" fo:font-size="12pt" fo:font-weight="bold" officeooo:rsid="000aa748" officeooo:paragraph-rsid="000f0d0c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 fo:break-before="page"/>
      <style:text-properties officeooo:paragraph-rsid="001263cb"/>
    </style:style>
    <style:style style:name="P49" style:family="paragraph" style:parent-style-name="Standard">
      <style:paragraph-properties fo:text-align="start" style:justify-single-word="false" fo:break-before="page"/>
      <style:text-properties officeooo:paragraph-rsid="00128b02"/>
    </style:style>
    <style:style style:name="P50" style:family="paragraph" style:parent-style-name="Standard" style:master-page-name="">
      <style:paragraph-properties fo:text-align="start" style:justify-single-word="false" style:page-number="auto"/>
      <style:text-properties style:font-name="DejaVu Sans" fo:font-size="12pt" fo:font-weight="bold" officeooo:rsid="000aa748" officeooo:paragraph-rsid="001263cb" style:font-size-asian="10.5pt" style:font-weight-asian="bold" style:font-size-complex="12pt" style:font-weight-complex="bold"/>
    </style:style>
    <style:style style:name="T1" style:family="text">
      <style:text-properties style:font-name="DejaVu Sans" fo:font-size="32pt" officeooo:rsid="000984e8" style:font-size-asian="32pt" style:font-size-complex="32pt"/>
    </style:style>
    <style:style style:name="T2" style:family="text">
      <style:text-properties style:font-name="DejaVu Sans" fo:font-size="32pt" officeooo:rsid="000f0d0c" style:font-size-asian="32pt" style:font-size-complex="32pt"/>
    </style:style>
    <style:style style:name="T3" style:family="text">
      <style:text-properties style:font-name="DejaVu Sans" fo:font-size="12pt" fo:font-weight="bold" officeooo:rsid="000984e8" style:font-size-asian="10.5pt" style:font-weight-asian="bold" style:font-size-complex="12pt" style:font-weight-complex="bold"/>
    </style:style>
    <style:style style:name="T4" style:family="text">
      <style:text-properties style:font-name="DejaVu Sans" fo:font-size="12pt" fo:font-weight="bold" officeooo:rsid="0004925c" style:font-size-asian="10.5pt" style:font-weight-asian="bold" style:font-size-complex="12pt" style:font-weight-complex="bold"/>
    </style:style>
    <style:style style:name="T5" style:family="text">
      <style:text-properties style:font-name="DejaVu Sans" fo:font-size="12pt" fo:font-weight="bold" officeooo:rsid="000f0d0c" style:font-size-asian="10.5pt" style:font-weight-asian="bold" style:font-size-complex="12pt" style:font-weight-complex="bold"/>
    </style:style>
    <style:style style:name="T6" style:family="text">
      <style:text-properties style:font-name="DejaVu Sans" fo:font-size="12pt" fo:font-weight="bold" officeooo:rsid="000fc22a" style:font-size-asian="10.5pt" style:font-weight-asian="bold" style:font-size-complex="12pt" style:font-weight-complex="bold"/>
    </style:style>
    <style:style style:name="T7" style:family="text">
      <style:text-properties style:font-name="DejaVu Sans" fo:font-size="12pt" fo:font-weight="bold" officeooo:rsid="001263cb" style:font-size-asian="10.5pt" style:font-weight-asian="bold" style:font-size-complex="12pt" style:font-weight-complex="bold"/>
    </style:style>
    <style:style style:name="T8" style:family="text">
      <style:text-properties style:font-name="DejaVu Sans" fo:font-size="12pt" fo:font-weight="bold" officeooo:rsid="00128b02" style:font-size-asian="10.5pt" style:font-weight-asian="bold" style:font-size-complex="12pt" style:font-weight-complex="bold"/>
    </style:style>
    <style:style style:name="T9" style:family="text">
      <style:text-properties style:font-name="DejaVu Sans" fo:font-size="12pt" fo:font-weight="bold" officeooo:rsid="00132d12" style:font-size-asian="10.5pt" style:font-weight-asian="bold" style:font-size-complex="12pt" style:font-weight-complex="bold"/>
    </style:style>
    <style:style style:name="T10" style:family="text">
      <style:text-properties style:font-name="DejaVu Sans" fo:font-size="12pt" officeooo:rsid="000984e8" style:font-size-asian="10.5pt" style:font-size-complex="12pt"/>
    </style:style>
    <style:style style:name="T11" style:family="text">
      <style:text-properties style:font-name="DejaVu Sans" fo:font-size="12pt" officeooo:rsid="0004925c" style:font-size-asian="10.5pt" style:font-size-complex="12pt"/>
    </style:style>
    <style:style style:name="T12" style:family="text">
      <style:text-properties style:font-name="DejaVu Sans" fo:font-size="12pt" officeooo:rsid="000f0d0c" style:font-size-asian="10.5pt" style:font-size-complex="12pt"/>
    </style:style>
    <style:style style:name="T13" style:family="text">
      <style:text-properties style:font-name="DejaVu Sans" fo:font-size="12pt" officeooo:rsid="000fc22a" style:font-size-asian="10.5pt" style:font-size-complex="12pt"/>
    </style:style>
    <style:style style:name="T14" style:family="text">
      <style:text-properties style:font-name="DejaVu Sans" fo:font-size="12pt" officeooo:rsid="001263cb" style:font-size-asian="10.5pt" style:font-size-complex="12pt"/>
    </style:style>
    <style:style style:name="T15" style:family="text">
      <style:text-properties style:font-name="DejaVu Sans" fo:font-size="12pt" officeooo:rsid="00128b02" style:font-size-asian="10.5pt" style:font-size-complex="12pt"/>
    </style:style>
    <style:style style:name="T16" style:family="text">
      <style:text-properties style:font-name="DejaVu Sans" fo:font-size="12pt" officeooo:rsid="00132d12" style:font-size-asian="10.5pt" style:font-size-complex="12pt"/>
    </style:style>
    <style:style style:name="T17" style:family="text">
      <style:text-properties style:font-name="DejaVu Sans" fo:font-size="12pt" fo:font-weight="normal" officeooo:rsid="000984e8" style:font-size-asian="10.5pt" style:font-weight-asian="normal" style:font-size-complex="12pt" style:font-weight-complex="normal"/>
    </style:style>
    <style:style style:name="T18" style:family="text">
      <style:text-properties style:font-name="DejaVu Sans" fo:font-size="12pt" fo:font-weight="normal" officeooo:rsid="0004925c" style:font-size-asian="10.5pt" style:font-weight-asian="normal" style:font-size-complex="12pt" style:font-weight-complex="normal"/>
    </style:style>
    <style:style style:name="T19" style:family="text">
      <style:text-properties style:font-name="DejaVu Sans" fo:font-size="12pt" fo:font-weight="normal" officeooo:rsid="000f0d0c" style:font-size-asian="10.5pt" style:font-weight-asian="normal" style:font-size-complex="12pt" style:font-weight-complex="normal"/>
    </style:style>
    <style:style style:name="T20" style:family="text">
      <style:text-properties style:font-name="DejaVu Sans" fo:font-size="12pt" fo:font-weight="normal" officeooo:rsid="000fc22a" style:font-size-asian="10.5pt" style:font-weight-asian="normal" style:font-size-complex="12pt" style:font-weight-complex="normal"/>
    </style:style>
    <style:style style:name="T21" style:family="text">
      <style:text-properties style:font-name="DejaVu Sans" fo:font-size="12pt" fo:font-weight="normal" officeooo:rsid="001263cb" style:font-size-asian="10.5pt" style:font-weight-asian="normal" style:font-size-complex="12pt" style:font-weight-complex="normal"/>
    </style:style>
    <style:style style:name="T22" style:family="text">
      <style:text-properties style:font-name="DejaVu Sans" fo:font-size="12pt" fo:font-weight="normal" officeooo:rsid="00132d12" style:font-size-asian="10.5pt" style:font-weight-asian="normal" style:font-size-complex="12pt" style:font-weight-complex="normal"/>
    </style:style>
    <style:style style:name="T23" style:family="text">
      <style:text-properties officeooo:rsid="0004925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4925c" style:font-weight-asian="bold" style:font-weight-complex="bold"/>
    </style:style>
    <style:style style:name="T26" style:family="text">
      <style:text-properties fo:font-weight="bold" officeooo:rsid="000f0d0c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0f0d0c" style:font-weight-asian="normal" style:font-weight-complex="normal"/>
    </style:style>
    <style:style style:name="T29" style:family="text">
      <style:text-properties fo:font-weight="normal" officeooo:rsid="000fc22a" style:font-weight-asian="normal" style:font-weight-complex="normal"/>
    </style:style>
    <style:style style:name="T30" style:family="text">
      <style:text-properties fo:font-weight="normal" officeooo:rsid="001263cb" style:font-weight-asian="normal" style:font-weight-complex="normal"/>
    </style:style>
    <style:style style:name="T31" style:family="text">
      <style:text-properties fo:font-weight="normal" officeooo:rsid="00132d12" style:font-weight-asian="normal" style:font-weight-complex="normal"/>
    </style:style>
    <style:style style:name="T32" style:family="text">
      <style:text-properties officeooo:rsid="000f0d0c"/>
    </style:style>
    <style:style style:name="T33" style:family="text">
      <style:text-properties officeooo:rsid="000fc22a"/>
    </style:style>
    <style:style style:name="T34" style:family="text">
      <style:text-properties officeooo:rsid="001263c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>Cas d’Utilisation du package</text:p>
      <text:p text:style-name="P11"><text:span text:style-name="T1">«</text:span><text:span text:style-name="T2">Gestion pizzeria</text:span><text:span text:style-name="T1">»</text:span></text:p>
      <text:p text:style-name="P14">Cas d’Utilisation n°00<text:span text:style-name="T33">8</text:span></text:p>
      <text:p text:style-name="P12"><text:span text:style-name="T3">Nom :</text:span><text:span text:style-name="T10"> </text:span><text:span text:style-name="T12">Préparer une commande</text:span></text:p>
      <text:p text:style-name="P12"><text:span text:style-name="T3">Acteur(s) :</text:span><text:span text:style-name="T10"> </text:span><text:span text:style-name="T12">Préparateur</text:span></text:p>
      <text:p text:style-name="P12"><text:span text:style-name="T3">Description :</text:span><text:span text:style-name="T10"> </text:span><text:span text:style-name="T12">Préparer une sélection d’un client, et l’expédier.</text:span></text:p>
      <text:p text:style-name="P5"><text:span text:style-name="T24">Pré-condition(s) :</text:span> — </text:p>
      <text:p text:style-name="P12"><text:span text:style-name="T3">Déclencheur :</text:span><text:span text:style-name="T10"> </text:span><text:span text:style-name="T12">Un client envoie une commande à la pizzeria, </text:span><text:span text:style-name="T11">.</text:span></text:p>
      <text:p text:style-name="P3">Scénario nominal :</text:p>
      <text:p text:style-name="P20"><text:span text:style-name="T17"><text:tab/></text:span><text:span text:style-name="T19">1. </text:span><text:span text:style-name="T17">Le </text:span><text:span text:style-name="T3">Système </text:span><text:span text:style-name="T4">affiche </text:span><text:span text:style-name="T18">les </text:span><text:span text:style-name="T19">commandes (composition, état, paiement livraison etc.) en cours</text:span><text:span text:style-name="T17">.</text:span></text:p>
      <text:p text:style-name="P7"><text:span text:style-name="T32"><text:tab/>2. Le </text:span><text:span text:style-name="T26">Préparateur</text:span><text:span text:style-name="T25"> sélectionne</text:span><text:span text:style-name="T23"> une commande, et valide sa prise en compte</text:span>.</text:p>
      <text:p text:style-name="P7"><text:tab/><text:span text:style-name="T32">3. Le </text:span><text:span text:style-name="T26">Système envoie </text:span><text:span text:style-name="T32">une notification « Commande acceptée » au client.</text:span></text:p>
      <text:p text:style-name="P12"><text:span text:style-name="T17"><text:tab/></text:span><text:span text:style-name="T19">4. </text:span><text:span text:style-name="T17">Le </text:span><text:span text:style-name="T5">Préparateur</text:span><text:span text:style-name="T19"> </text:span><text:span text:style-name="T5">confectionne</text:span><text:span text:style-name="T19"> la/les pizza(s), puis valide la préparation.</text:span></text:p>
      <text:p text:style-name="P12"><text:span text:style-name="T19"><text:tab/>5. Le </text:span><text:span text:style-name="T5">Système envoie</text:span><text:span text:style-name="T19"> une notification au client.</text:span></text:p>
      <text:p text:style-name="P12"><text:span text:style-name="T19"><text:tab/></text:span><text:span text:style-name="T22">6. Le </text:span><text:span text:style-name="T9">Système modifie </text:span><text:span text:style-name="T22">les quantités d’ingrédients selon les données des recettes.</text:span></text:p>
      <text:p text:style-name="P1">Scénario alternatif :</text:p>
      <text:p text:style-name="P1"><text:span text:style-name="T28"><text:tab/><text:tab/>1. a) Le </text:span><text:span text:style-name="T32">Préparateur reçoit</text:span><text:span text:style-name="T28"> la commande par téléphone.</text:span></text:p>
      <text:p text:style-name="P1"><text:span text:style-name="T28"><text:tab/><text:tab/><text:tab/>1. a) i) Le </text:span><text:span text:style-name="T32">Préparateur saisie </text:span><text:span text:style-name="T28">la commande sur l’application (Inclusion cas d’utilisation n°006 : Passer une commande).</text:span></text:p>
      <text:p text:style-name="P1"><text:span text:style-name="T28"><text:tab/><text:tab/><text:tab/>1. a) ii) Le </text:span><text:span text:style-name="T32">Système</text:span><text:span text:style-name="T28"> revient sur la page des commandes (retour à l’étape 1).</text:span></text:p>
      <text:p text:style-name="P1">Scénario d’exception :<text:span text:style-name="T27"> — </text:span></text:p>
      <text:p text:style-name="P1"/>
      <text:p text:style-name="P15"/>
      <text:p text:style-name="P10"/>
      <text:p text:style-name="P12"><text:span text:style-name="T3">Cas d’Utilisation n°0</text:span><text:span text:style-name="T6">09</text:span></text:p>
      <text:p text:style-name="P12"><text:span text:style-name="T3">Nom :</text:span><text:span text:style-name="T10"> </text:span><text:span text:style-name="T12">Livrer une pizza</text:span></text:p>
      <text:p text:style-name="P12"><text:span text:style-name="T3">Acteur(s) :</text:span><text:span text:style-name="T10"> </text:span><text:span text:style-name="T12">Livreur</text:span></text:p>
      <text:p text:style-name="P12"><text:span text:style-name="T3">Description :</text:span><text:span text:style-name="T10"> </text:span><text:span text:style-name="T12">Livrer une commande d’un client.</text:span></text:p>
      <text:p text:style-name="P5"><text:span text:style-name="T24">Pré-condition(s) :</text:span> — </text:p>
      <text:p text:style-name="P12"><text:span text:style-name="T3">Déclencheur :</text:span><text:span text:style-name="T10"> </text:span><text:span text:style-name="T12">Un client demande à être livré.</text:span></text:p>
      <text:p text:style-name="P3">Scénario nominal :</text:p>
      <text:p text:style-name="P16"><text:span text:style-name="T17"><text:tab/></text:span><text:span text:style-name="T20">1. </text:span><text:span text:style-name="T17">Le </text:span><text:span text:style-name="T3">Système </text:span><text:span text:style-name="T5">envoie</text:span><text:span text:style-name="T19"> une notification de demande de livraison.</text:span></text:p>
      <text:p text:style-name="P16"><text:span text:style-name="T20"><text:tab/>2. </text:span><text:span text:style-name="T19">Le </text:span><text:span text:style-name="T4"><text:s/></text:span><text:span text:style-name="T6">Livreur valide </text:span><text:span text:style-name="T20">la livraison.</text:span></text:p>
      <text:p text:style-name="P16"><text:span text:style-name="T17"><text:tab/></text:span><text:span text:style-name="T20">3. </text:span><text:span text:style-name="T17">Le </text:span><text:span text:style-name="T3">Système </text:span><text:span text:style-name="T4">affiche</text:span><text:span text:style-name="T17"> l</text:span><text:span text:style-name="T18">’</text:span><text:span text:style-name="T20">adresse du client et </text:span><text:span text:style-name="T6">envoie</text:span><text:span text:style-name="T20"> une notification au client.</text:span></text:p>
      <text:p text:style-name="P18"><text:span text:style-name="T20"><text:tab/>4. Une fois livré, le </text:span><text:span text:style-name="T6">Livreur valide</text:span><text:span text:style-name="T20"> sa livraison (signature du client?) et l’éventuel règlement.</text:span></text:p>
      <text:p text:style-name="P8"/>
      <text:p text:style-name="P1">Scénario alternatif :</text:p>
      <text:list xml:id="list4083875568" text:style-name="L1">
        <text:list-header>
          <text:p text:style-name="P34"/>
        </text:list-header>
      </text:list>
      <text:p text:style-name="P1">Scénario d’exception :<text:span text:style-name="T27"> — </text:span></text:p>
      <text:p text:style-name="P47"><text:span text:style-name="T27"/></text:p>
      <text:p text:style-name="P13"><text:span text:style-name="T3">Cas d’Utilisation n°0</text:span><text:span text:style-name="T6">10</text:span></text:p>
      <text:p text:style-name="P13"><text:span text:style-name="T3">Nom :</text:span><text:span text:style-name="T10"> </text:span><text:span text:style-name="T13">Modifier une carte</text:span></text:p>
      <text:p text:style-name="P13"><text:span text:style-name="T3">Acteur(s) :</text:span><text:span text:style-name="T10"> </text:span><text:span text:style-name="T13">Préparateur</text:span></text:p>
      <text:p text:style-name="P13"><text:span text:style-name="T3">Description :</text:span><text:span text:style-name="T10"> </text:span><text:span text:style-name="T13">Modifier/ajouter/supprimer un produit.</text:span></text:p>
      <text:p text:style-name="P6"><text:span text:style-name="T24">Pré-condition(s) :</text:span> — </text:p>
      <text:p text:style-name="P13"><text:span text:style-name="T3">Déclencheur :</text:span><text:span text:style-name="T10"> — </text:span></text:p>
      <text:p text:style-name="P4">Scénario nominal :</text:p>
      <text:p text:style-name="P17"><text:span text:style-name="T17"><text:tab/></text:span><text:span text:style-name="T20">1. </text:span><text:span text:style-name="T17">Le </text:span><text:span text:style-name="T6">Préparateur consulte</text:span><text:span text:style-name="T20"> la carte de sa pizzeria (Inclusion du cas d’utilisation n°004 : Consulter la carte d’une pizzeria)</text:span><text:span text:style-name="T19">.</text:span></text:p>
      <text:p text:style-name="P17"><text:span text:style-name="T20"><text:tab/>2. </text:span><text:span text:style-name="T19">Le </text:span><text:span text:style-name="T4"><text:s/></text:span><text:span text:style-name="T6">Préparateur sélectionne</text:span><text:span text:style-name="T20"> un produit.</text:span></text:p>
      <text:p text:style-name="P17"><text:span text:style-name="T17"><text:tab/></text:span><text:span text:style-name="T20">3. </text:span><text:span text:style-name="T17">L</text:span><text:span text:style-name="T20">e </text:span><text:span text:style-name="T6">Système affiche </text:span><text:span text:style-name="T20">les détails concernant le produit.</text:span></text:p>
      <text:p text:style-name="P19"><text:span text:style-name="T20"><text:tab/>4. Le </text:span><text:span text:style-name="T6">Préparateur modifie</text:span><text:span text:style-name="T20"> la description ou </text:span><text:span text:style-name="T6">supprime</text:span><text:span text:style-name="T20"> son produit et valide sa demande.</text:span></text:p>
      <text:p text:style-name="P9"/>
      <text:p text:style-name="P2">Scénario alternatif :</text:p>
      <text:p text:style-name="P2"><text:tab/><text:tab/><text:span text:style-name="T29">2. a) Le </text:span><text:span text:style-name="T33">Préparateur</text:span><text:span text:style-name="T29"> souhaite </text:span><text:span text:style-name="T33"><text:s/>ajouter</text:span><text:span text:style-name="T29"> un produit.</text:span></text:p>
      <text:p text:style-name="P2"><text:span text:style-name="T29"><text:tab/><text:tab/><text:tab/>2. a) i) Le </text:span><text:span text:style-name="T33">Préparateur</text:span><text:span text:style-name="T29"> </text:span><text:span text:style-name="T33"><text:s/>demande </text:span><text:span text:style-name="T29">à ajouter un produit.</text:span></text:p>
      <text:p text:style-name="P2"><text:span text:style-name="T29"><text:tab/><text:tab/><text:tab/>2. a) ii) Le </text:span><text:span text:style-name="T33">Système affiche </text:span><text:span text:style-name="T29">le formulaire avec les renseignements du produit.</text:span></text:p>
      <text:p text:style-name="P2"><text:span text:style-name="T29"><text:tab/><text:tab/><text:tab/>2. a) iii) Le</text:span><text:span text:style-name="T33"> Préparateur renseigne</text:span><text:span text:style-name="T29"> les informations du produit et valide.</text:span></text:p>
      <text:list xml:id="list141857464704029" text:continue-numbering="true" text:style-name="L1">
        <text:list-header>
          <text:p text:style-name="P35"/>
        </text:list-header>
      </text:list>
      <text:p text:style-name="P2">Scénario d’exception :<text:span text:style-name="T27"> — </text:span></text:p>
      <text:p text:style-name="P48"><text:span text:style-name="T3">Cas d’Utilisation n°0</text:span><text:span text:style-name="T6">1</text:span><text:span text:style-name="T7">1</text:span></text:p>
      <text:p text:style-name="P31"><text:span text:style-name="T3">Nom :</text:span><text:span text:style-name="T10"> </text:span><text:span text:style-name="T14">Consulter une recette</text:span></text:p>
      <text:p text:style-name="P31"><text:span text:style-name="T3">Acteur(s) :</text:span><text:span text:style-name="T10"> </text:span><text:span text:style-name="T13">Préparateur</text:span></text:p>
      <text:p text:style-name="P31"><text:span text:style-name="T3">Description :</text:span><text:span text:style-name="T10"> </text:span><text:span text:style-name="T14">Consulter les ingrédients d’une pizza</text:span></text:p>
      <text:p text:style-name="P27"><text:span text:style-name="T24">Pré-condition(s) : </text:span><text:span text:style-name="T30">Être sur la page de la commande en cours.</text:span></text:p>
      <text:p text:style-name="P31"><text:span text:style-name="T3">Déclencheur :</text:span><text:span text:style-name="T10"> </text:span><text:span text:style-name="T14">Le préparateur oublie la composition d’une pizza.</text:span></text:p>
      <text:p text:style-name="P25">Scénario nominal :</text:p>
      <text:p text:style-name="P38"><text:span text:style-name="T17"><text:tab/></text:span><text:span text:style-name="T20">1. </text:span><text:span text:style-name="T17">Le </text:span><text:span text:style-name="T6">Préparateur </text:span><text:span text:style-name="T7">demande à consulter </text:span><text:span text:style-name="T21">les détails d’une pizza de la commande.</text:span></text:p>
      <text:p text:style-name="P38"><text:span text:style-name="T20"><text:tab/>2. </text:span><text:span text:style-name="T19">Le </text:span><text:span text:style-name="T4"><text:s/></text:span><text:span text:style-name="T7">Système</text:span><text:span text:style-name="T6"> </text:span><text:span text:style-name="T7">affiche</text:span><text:span text:style-name="T20"> </text:span><text:span text:style-name="T21">le détail du</text:span><text:span text:style-name="T20"> produit.</text:span></text:p>
      <text:p text:style-name="P38"><text:span text:style-name="T17"><text:tab/></text:span><text:span text:style-name="T20">3. </text:span><text:span text:style-name="T17">L</text:span><text:span text:style-name="T20">e </text:span><text:span text:style-name="T7">Préparateur</text:span><text:span text:style-name="T6"> </text:span><text:span text:style-name="T7">quitte</text:span><text:span text:style-name="T6"> </text:span><text:span text:style-name="T20">les détails concernant le produit.</text:span></text:p>
      <text:p text:style-name="P36"><text:span text:style-name="T20"><text:tab/>4. Le </text:span><text:span text:style-name="T7">Système</text:span><text:span text:style-name="T6"> </text:span><text:span text:style-name="T7">affiche </text:span><text:span text:style-name="T21">la commande en cours.</text:span></text:p>
      <text:p text:style-name="P29"/>
      <text:p text:style-name="P23">Scénario alternatif :<text:span text:style-name="T27"> — </text:span></text:p>
      <text:p text:style-name="P50">Scénario d’exception :<text:span text:style-name="T27"> — </text:span></text:p>
      <text:p text:style-name="P48"><text:span text:style-name="T3">Cas d’Utilisation n°0</text:span><text:span text:style-name="T6">1</text:span><text:span text:style-name="T7">2</text:span></text:p>
      <text:p text:style-name="P31"><text:span text:style-name="T3">Nom :</text:span><text:span text:style-name="T10"> </text:span><text:span text:style-name="T14">Consulter un stock</text:span></text:p>
      <text:p text:style-name="P31"><text:span text:style-name="T3">Acteur(s) :</text:span><text:span text:style-name="T10"> </text:span><text:span text:style-name="T13">Préparateur</text:span></text:p>
      <text:p text:style-name="P31"><text:span text:style-name="T3">Description :</text:span><text:span text:style-name="T10"> </text:span><text:span text:style-name="T15">Consulter les stocks d’ingrédients de la pizzeria.</text:span></text:p>
      <text:p text:style-name="P27"><text:span text:style-name="T24">Pré-condition(s) :</text:span> — </text:p>
      <text:p text:style-name="P31"><text:span text:style-name="T3">Déclencheur :</text:span><text:span text:style-name="T10"> </text:span><text:span text:style-name="T14">Le Préparateur demande à afficher les stocks de sa pizzeria</text:span><text:span text:style-name="T10"> </text:span></text:p>
      <text:p text:style-name="P25">Scénario nominal :</text:p>
      <text:p text:style-name="P38"><text:span text:style-name="T17"><text:tab/></text:span><text:span text:style-name="T20">1. </text:span><text:span text:style-name="T17">Le </text:span><text:span text:style-name="T6">Préparateur </text:span><text:span text:style-name="T7">demande</text:span><text:span text:style-name="T20"> l</text:span><text:span text:style-name="T21">a liste des stocks actuels</text:span><text:span text:style-name="T19">.</text:span></text:p>
      <text:p text:style-name="P38"><text:span text:style-name="T20"><text:tab/>2. </text:span><text:span text:style-name="T19">Le </text:span><text:span text:style-name="T4"><text:s/></text:span><text:span text:style-name="T7">Système</text:span><text:span text:style-name="T21"> </text:span><text:span text:style-name="T7">consulte</text:span><text:span text:style-name="T21"> la liste de la pizzeria et l’</text:span><text:span text:style-name="T7">affiche</text:span><text:span text:style-name="T21">.</text:span></text:p>
      <text:p text:style-name="P29"/>
      <text:p text:style-name="P23">Scénario alternatif :</text:p>
      <text:p text:style-name="P23"><text:tab/><text:tab/><text:span text:style-name="T29">2. a) Le</text:span><text:span text:style-name="T30">s stocks sont vides</text:span></text:p>
      <text:p text:style-name="P23"><text:span text:style-name="T29"><text:tab/><text:tab/><text:tab/>2. a) i) Le </text:span><text:span text:style-name="T34">Système</text:span><text:span text:style-name="T29"> </text:span><text:span text:style-name="T34">affiche </text:span><text:span text:style-name="T30">un message d’alerte</text:span><text:span text:style-name="T29">.</text:span></text:p>
      <text:p text:style-name="P23"><text:span text:style-name="T29"><text:tab/><text:tab/><text:tab/>2. a) ii) Le </text:span><text:span text:style-name="T34">Préparateur valide </text:span><text:span text:style-name="T30">la prise de connaissance de l’alerte.</text:span></text:p>
      <text:p text:style-name="P23"><text:tab/><text:tab/><text:span text:style-name="T29">2. </text:span><text:span text:style-name="T30">b</text:span><text:span text:style-name="T29">) Le</text:span><text:span text:style-name="T30"> stock d’un produit est vide.</text:span></text:p>
      <text:p text:style-name="P23"><text:span text:style-name="T29"><text:tab/><text:tab/><text:tab/>2. </text:span><text:span text:style-name="T30">b</text:span><text:span text:style-name="T29">) i) Le </text:span><text:span text:style-name="T34">Système</text:span><text:span text:style-name="T29"> </text:span><text:span text:style-name="T34">affiche </text:span><text:span text:style-name="T30">un message d’alerte contenant le produit manquant</text:span><text:span text:style-name="T29">.</text:span></text:p>
      <text:p text:style-name="P23"><text:span text:style-name="T29"><text:tab/><text:tab/><text:tab/>2. </text:span><text:span text:style-name="T30">b</text:span><text:span text:style-name="T29">) ii) Le </text:span><text:span text:style-name="T34">Préparateur</text:span><text:span text:style-name="T30"> </text:span><text:span text:style-name="T34">valide</text:span><text:span text:style-name="T30"> la prise de connaissance de l’alerte.</text:span></text:p>
      <text:p text:style-name="P29"><text:span text:style-name="T29"/></text:p>
      <text:p text:style-name="P23">Scénario d’exception :<text:span text:style-name="T27"> — </text:span></text:p>
      <text:p text:style-name="P49"><text:span text:style-name="T3">Cas d’Utilisation n°0</text:span><text:span text:style-name="T6">1</text:span><text:span text:style-name="T8">3</text:span></text:p>
      <text:p text:style-name="P32"><text:span text:style-name="T3">Nom :</text:span><text:span text:style-name="T10"> </text:span><text:span text:style-name="T13">Modifier un </text:span><text:span text:style-name="T15">stock</text:span></text:p>
      <text:p text:style-name="P32"><text:span text:style-name="T3">Acteur(s) :</text:span><text:span text:style-name="T10"> </text:span><text:span text:style-name="T13">Préparateur</text:span></text:p>
      <text:p text:style-name="P32"><text:span text:style-name="T3">Description :</text:span><text:span text:style-name="T10"> </text:span><text:span text:style-name="T16">Mettre à jour la quantité d’</text:span><text:span text:style-name="T13">un </text:span><text:span text:style-name="T16">ingrédient</text:span><text:span text:style-name="T13">.</text:span></text:p>
      <text:p text:style-name="P28"><text:span text:style-name="T24">Pré-condition(s) :</text:span> — </text:p>
      <text:p text:style-name="P32"><text:span text:style-name="T3">Déclencheur :</text:span><text:span text:style-name="T10"> </text:span><text:span text:style-name="T16">Un stock doit être modifié.</text:span><text:span text:style-name="T10"> </text:span></text:p>
      <text:p text:style-name="P26">Scénario nominal :</text:p>
      <text:p text:style-name="P43"><text:span text:style-name="T17"><text:tab/></text:span><text:span text:style-name="T20">1. </text:span><text:span text:style-name="T17">Le </text:span><text:span text:style-name="T6">Préparateur consulte</text:span><text:span text:style-name="T20"> l</text:span><text:span text:style-name="T22">e stock (Inclusion du Cas d’Utilisation n°012 : Consulter un Stock)</text:span><text:span text:style-name="T19">.</text:span></text:p>
      <text:p text:style-name="P43"><text:span text:style-name="T20"><text:tab/>2. </text:span><text:span text:style-name="T19">Le </text:span><text:span text:style-name="T4"><text:s/></text:span><text:span text:style-name="T6">Préparateur sélectionne</text:span><text:span text:style-name="T20"> un </text:span><text:span text:style-name="T22">ingrédient dont il souhaite modifier le stock</text:span><text:span text:style-name="T20">.</text:span></text:p>
      <text:p text:style-name="P43"><text:span text:style-name="T17"><text:tab/></text:span><text:span text:style-name="T20">3. </text:span><text:span text:style-name="T17">L</text:span><text:span text:style-name="T20">e </text:span><text:span text:style-name="T6">Système affiche </text:span><text:span text:style-name="T20">les détails concernant l</text:span><text:span text:style-name="T22">’ingrédient</text:span><text:span text:style-name="T20">.</text:span></text:p>
      <text:p text:style-name="P37"><text:span text:style-name="T20"><text:tab/>4. Le </text:span><text:span text:style-name="T6">Préparateur modifie</text:span><text:span text:style-name="T20"> la </text:span><text:span text:style-name="T22">quantité</text:span><text:span text:style-name="T20"> ou </text:span><text:span text:style-name="T6">supprime</text:span><text:span text:style-name="T20"> son </text:span><text:span text:style-name="T22">ingrédient</text:span><text:span text:style-name="T20"> et valide sa demande.</text:span></text:p>
      <text:p text:style-name="P37"><text:span text:style-name="T20"><text:tab/></text:span><text:span text:style-name="T22">5. Le </text:span><text:span text:style-name="T9">Système</text:span><text:span text:style-name="T22"> </text:span><text:span text:style-name="T9">enregistre</text:span><text:span text:style-name="T22"> la nouvelle quantité.</text:span></text:p>
      <text:p text:style-name="P30"/>
      <text:p text:style-name="P24">Scénario alternatif :<text:span text:style-name="T29"> — </text:span></text:p>
      <text:list xml:id="list141856803622387" text:continue-numbering="true" text:style-name="L1">
        <text:list-header>
          <text:p text:style-name="P46"/>
        </text:list-header>
      </text:list>
      <text:p text:style-name="P24">Scénario d’exception :<text:span text:style-name="T27"> —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intermeier</meta:initial-creator>
    <meta:creation-date>2020-03-16T10:42:47.530719662</meta:creation-date>
    <dc:date>2020-03-17T14:14:31.195626023</dc:date>
    <dc:creator>Thomas Hintermeier</dc:creator>
    <meta:editing-duration>PT34M5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7" meta:paragraph-count="94" meta:word-count="661" meta:character-count="4270" meta:non-whitespace-character-count="3606"/>
  </office:meta>
</office:document-meta>
</file>